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text-position="" style:font-name="Arial" fo:font-size="10pt" fo:font-weight="bold"/>
    </style:style>
    <style:style style:name="ce68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0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text-position=""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4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9" style:family="table-cell" style:parent-style-name="Default">
      <style:table-cell-properties fo:border="0.06pt solid #000000"/>
      <style:text-properties style:text-position=""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10pt"/>
    </style:style>
    <style:style style:name="ce10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4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2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3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8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New document</text:p>
          </table:table-cell>
          <table:table-cell table:style-name="ce99" office:value-type="string">
            <text:p>Hanh.Ly</text:p>
          </table:table-cell>
          <table:table-cell table:style-name="ce100"/>
          <table:table-cell table:style-name="ce104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90" office:value-type="string">
            <text:p>1.1</text:p>
          </table:table-cell>
          <table:table-cell table:style-name="ce94" office:value-type="string">
            <text:p>Update ID normalization</text:p>
          </table:table-cell>
          <table:table-cell table:style-name="ce94" office:value-type="string">
            <text:p>Cong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4" table:number-columns-repeated="2"/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6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2"/>
          <table:table-cell table:style-name="ce98"/>
          <table:table-cell table:style-name="ce101" table:number-columns-repeated="2"/>
          <table:table-cell table:style-name="ce107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08"/>
          <table:table-cell table:style-name="ce113" office:value-type="string">
            <text:p>TEST CASES</text:p>
          </table:table-cell>
          <table:table-cell table:style-name="ce113"/>
          <table:table-cell table:style-name="ce114" table:number-columns-repeated="2"/>
          <table:table-cell table:style-name="ce108"/>
          <table:table-cell table:style-name="ce126"/>
          <table:table-cell table:style-name="ce114" table:number-columns-repeated="2"/>
          <table:table-cell table:style-name="ce162" table:number-columns-repeated="220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4" table:number-columns-repeated="4"/>
          <table:table-cell table:style-name="ce108"/>
          <table:table-cell table:style-name="ce126"/>
          <table:table-cell table:style-name="ce114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20];[.$K2])" office:value-type="float" office:value="0">
            <text:p>0</text:p>
          </table:table-cell>
          <table:table-cell table:style-name="ce163" table:formula="of:=COUNTIF([.M$7:.M$1020];[.$K2])" office:value-type="float" office:value="0">
            <text:p>0</text:p>
          </table:table-cell>
          <table:table-cell table:style-name="ce163" table:formula="of:=COUNTIF([.N$7:.N$1020];[.$K2])" office:value-type="float" office:value="0">
            <text:p>0</text:p>
          </table:table-cell>
          <table:table-cell table:style-name="ce163" table:formula="of:=COUNTIF([.O$7:.O$1020];[.$K2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8"/>
          <table:table-cell table:style-name="ce126"/>
          <table:table-cell table:style-name="ce143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20];[.$K3])" office:value-type="float" office:value="0">
            <text:p>0</text:p>
          </table:table-cell>
          <table:table-cell table:style-name="ce163" table:formula="of:=COUNTIF([.M$7:.M$1020];[.$K3])" office:value-type="float" office:value="0">
            <text:p>0</text:p>
          </table:table-cell>
          <table:table-cell table:style-name="ce163" table:formula="of:=COUNTIF([.N$7:.N$1020];[.$K3])" office:value-type="float" office:value="0">
            <text:p>0</text:p>
          </table:table-cell>
          <table:table-cell table:style-name="ce163" table:formula="of:=COUNTIF([.O$7:.O$1020];[.$K3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7">
          <table:table-cell table:style-name="ce108"/>
          <table:table-cell table:style-name="ce115" office:value-type="string">
            <text:p>Total Main Cases:</text:p>
          </table:table-cell>
          <table:table-cell table:style-name="ce120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6"/>
          <table:table-cell table:style-name="ce108"/>
          <table:table-cell table:style-name="ce126"/>
          <table:table-cell table:style-name="ce143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20];[.$K4])" office:value-type="float" office:value="0">
            <text:p>0</text:p>
          </table:table-cell>
          <table:table-cell table:style-name="ce163" table:formula="of:=COUNTIF([.M$7:.M$1020];[.$K4])" office:value-type="float" office:value="0">
            <text:p>0</text:p>
          </table:table-cell>
          <table:table-cell table:style-name="ce163" table:formula="of:=COUNTIF([.N$7:.N$1020];[.$K4])" office:value-type="float" office:value="0">
            <text:p>0</text:p>
          </table:table-cell>
          <table:table-cell table:style-name="ce163" table:formula="of:=COUNTIF([.O$7:.O$1020];[.$K4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9"/>
          <table:table-cell table:style-name="ce116"/>
          <table:table-cell table:style-name="ce109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20];[.$K5])" office:value-type="float" office:value="0">
            <text:p>0</text:p>
          </table:table-cell>
          <table:table-cell table:style-name="ce163" table:formula="of:=COUNTIF([.M$7:.M$1020];[.$K5])" office:value-type="float" office:value="0">
            <text:p>0</text:p>
          </table:table-cell>
          <table:table-cell table:style-name="ce163" table:formula="of:=COUNTIF([.N$7:.N$1020];[.$K5])" office:value-type="float" office:value="0">
            <text:p>0</text:p>
          </table:table-cell>
          <table:table-cell table:style-name="ce163" table:formula="of:=COUNTIF([.O$7:.O$1020];[.$K5])" office:value-type="float" office:value="0">
            <text:p>0</text:p>
          </table:table-cell>
          <table:table-cell table:style-name="ce109" table:number-columns-repeated="232"/>
          <table:table-cell table:style-name="ce108" table:number-columns-repeated="9"/>
        </table:table-row>
        <table:table-row table:style-name="ro1">
          <table:table-cell table:style-name="ce110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5"/>
          <table:table-cell table:style-name="ce173" table:number-columns-repeated="211"/>
          <table:table-cell table:style-name="ce126" table:number-columns-repeated="17"/>
          <table:table-cell table:style-name="ce108" table:number-columns-repeated="9"/>
        </table:table-row>
        <table:table-row table:style-name="ro22">
          <table:table-cell table:style-name="ce111" office:value-type="float" office:value="1">
            <text:p>1.00</text:p>
          </table:table-cell>
          <table:table-cell table:style-name="ce118" office:value-type="string">
            <text:p>SMOKE_CS_01</text:p>
          </table:table-cell>
          <table:table-cell table:style-name="ce121" office:value-type="float" office:value="1">
            <text:p>1.00</text:p>
          </table:table-cell>
          <table:table-cell table:style-name="ce127" office:value-type="string">
            <text:p>Smoke/CS/Calendar</text:p>
          </table:table-cell>
          <table:table-cell table:style-name="ce132" office:value-type="string">
            <text:p>Calendar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5" office:value-type="string">
            <text:p>- Login successfully with the input user</text:p>
            <text:p>- Calendar application is displayed validly</text:p>
          </table:table-cell>
          <table:table-cell table:style-name="ce135" office:value-type="string">
            <text:p>High</text:p>
          </table:table-cell>
          <table:table-cell table:style-name="ce165" table:number-columns-repeated="1"/>
          <table:table-cell table:style-name="ce165">
            <text:p>hang.nguyen</text:p>
          </table:table-cell>
          <table:table-cell table:style-name="ce171" table:number-columns-repeated="235"/>
          <table:table-cell table:style-name="ce174"/>
          <table:table-cell table:style-name="ce108" table:number-columns-repeated="9"/>
        </table:table-row>
        <table:table-row table:style-name="ro23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2: Create a Group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6" office:value-type="string">
            <text:p>The new group is created successfully with the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g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3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3: Create a Calendar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4" office:value-type="string">
            <text:p>The new calendar is created successfully with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g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4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4: Create an event</text:p>
          </table:table-cell>
          <table:table-cell table:style-name="ce137" office:value-type="string">
            <text:p>- Click Add event on the main bar</text:p>
            <text:p>- Input Event data required field</text:p>
            <text:p>- Click Save</text:p>
          </table:table-cell>
          <table:table-cell table:style-name="ce142" office:value-type="string">
            <text:p>The event is created successfully with correct name.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g.nguyen</text:p>
          </table:table-cell>
          <table:table-cell table:style-name="ce167" table:number-columns-repeated="245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5: Change some views</text:p>
          </table:table-cell>
          <table:table-cell table:style-name="ce137" office:value-type="string">
            <text:p>- Click on Today, Week, Month, Year </text:p>
          </table:table-cell>
          <table:table-cell table:style-name="ce142" office:value-type="string">
            <text:p>The calendar views are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g.nguyen</text:p>
          </table:table-cell>
          <table:table-cell table:style-name="ce167" table:number-columns-repeated="245"/>
        </table:table-row>
        <table:table-row table:style-name="ro1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6: Logout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g.nguyen</text:p>
          </table:table-cell>
          <table:table-cell table:style-name="ce167" table:number-columns-repeated="245"/>
        </table:table-row>
        <table:table-row table:style-name="ro25">
          <table:table-cell table:style-name="ce11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18" office:value-type="string">
            <text:p>SMOKE_CS_02</text:p>
          </table:table-cell>
          <table:table-cell table:style-name="ce121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29" office:value-type="string">
            <text:p>Smoke/CS/Mail</text:p>
          </table:table-cell>
          <table:table-cell table:style-name="ce134" office:value-type="string">
            <text:p>Mail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5" office:value-type="string">
            <text:p>- Logic successfully with the input user</text:p>
            <text:p>- Mail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23">
          <table:table-cell table:style-name="ce11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2: Create Account</text:p>
          </table:table-cell>
          <table:table-cell table:style-name="ce141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41" office:value-type="string">
            <text:p>The new accoun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17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3: Check Mail</text:p>
          </table:table-cell>
          <table:table-cell table:style-name="ce141" office:value-type="string">
            <text:p>- Click Get mail on the main bar</text:p>
          </table:table-cell>
          <table:table-cell table:style-name="ce142" office:value-type="string">
            <text:p>All messages is gotten in the inbox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26">
          <table:table-cell table:style-name="ce11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8" office:value-type="string">
            <text:p>Step 4: Compose a mail</text:p>
          </table:table-cell>
          <table:table-cell table:style-name="ce142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41" office:value-type="string">
            <text:p>The mail is sent to the receivers and saved in the sent box of the sender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1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22">
          <table:table-cell table:style-name="ce11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18" office:value-type="string">
            <text:p>SMOKE_CS_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4" office:value-type="string">
            <text:p>Contact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5" office:value-type="string">
            <text:p>- Logic successfully with the input user</text:p>
            <text:p>- Contact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30">
          <table:table-cell table:style-name="ce11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2: Create an Address book</text:p>
          </table:table-cell>
          <table:table-cell table:style-name="ce137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7" office:value-type="string">
            <text:p>- Add new Address Book form is displayed</text:p>
            <text:p>- The address book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26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3: Create a Contact</text:p>
          </table:table-cell>
          <table:table-cell table:style-name="ce137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7" office:value-type="string">
            <text:p>- Add new contact form is displayed</text:p>
            <text:p>- The contac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g.nguyen</text:p>
          </table:table-cell>
          <table:table-cell table:style-name="ce168" table:number-columns-repeated="245"/>
        </table:table-row>
        <table:table-row table:style-name="ro17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4: View a contact</text:p>
          </table:table-cell>
          <table:table-cell table:style-name="ce137" office:value-type="string">
            <text:p>- Click on a specific contact to view</text:p>
          </table:table-cell>
          <table:table-cell table:style-name="ce137" office:value-type="string">
            <text:p>- The contact info is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g.nguyen</text:p>
          </table:table-cell>
          <table:table-cell table:style-name="ce167" table:number-columns-repeated="245"/>
        </table:table-row>
        <table:table-row table:style-name="ro1">
          <table:table-cell table:style-name="ce11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g.nguyen</text:p>
          </table:table-cell>
          <table:table-cell table:style-name="ce167" table:number-columns-repeated="245"/>
        </table:table-row>
        <table:table-row table:style-name="ro25">
          <table:table-cell table:style-name="ce11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118" office:value-type="string">
            <text:p>SMOKE_CS_04</text:p>
          </table:table-cell>
          <table:table-cell table:style-name="ce121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5" office:value-type="string">
            <text:p>Step 1: Login by users</text:p>
          </table:table-cell>
          <table:table-cell table:style-name="ce13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5" office:value-type="string">
            <text:p>Two users login successfully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g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1">
          <table:table-cell table:style-name="ce11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2: Add contact</text:p>
          </table:table-cell>
          <table:table-cell table:style-name="ce139" office:value-type="string">
            <text:p>- By User 1, click Add contact on the bottom action bar</text:p>
            <text:p>- Select User 2 and click Add</text:p>
          </table:table-cell>
          <table:table-cell table:style-name="ce139" office:value-type="string">
            <text:p><text:s/>Contact Request is sent to the User 2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g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2">
          <table:table-cell table:style-name="ce111"/>
          <table:table-cell table:style-name="ce118" office:value-type="string">
            <text:p>SMOKE_CS_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3: Accept contact</text:p>
          </table:table-cell>
          <table:table-cell table:style-name="ce139" office:value-type="string">
            <text:p>- By User 2, click Accept contact</text:p>
          </table:table-cell>
          <table:table-cell table:style-name="ce139" office:value-type="string">
            <text:p>User 2 &amp; User 1 are tobe friend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g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3">
          <table:table-cell table:style-name="ce11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4: Send messages</text:p>
          </table:table-cell>
          <table:table-cell table:style-name="ce137" office:value-type="string">
            <text:p>- By User 1, click on the nick name User two</text:p>
            <text:p>- Type and send messages</text:p>
          </table:table-cell>
          <table:table-cell table:style-name="ce142" office:value-type="string">
            <text:p>- Chat box is shown</text:p>
            <text:p>- Message is sent</text:p>
            <text:p>- Two Users can chat together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g.nguyen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36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9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0:38:52</dc:date>
    <meta:print-date>2008-06-17T00:45:47</meta:print-date>
    <meta:editing-cycles>776</meta:editing-cycles>
    <meta:editing-duration>P12DT18H28M31S</meta:editing-duration>
    <dc:creator>exoplatform </dc:creator>
    <meta:document-statistic meta:table-count="4" meta:cell-count="288" meta:object-count="1"/>
    <meta:user-defined meta:name="Info 1"/>
    <meta:user-defined meta:name="Info 2"/>
    <meta:user-defined meta:name="Info 3"/>
    <meta:user-defined meta:name="Info 4"/>
  </office:meta>
</office:document-meta>
</file>